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6df" officeooo:paragraph-rsid="0007d6df"/>
    </style:style>
    <style:style style:name="P2" style:family="paragraph" style:parent-style-name="Standard">
      <style:text-properties fo:font-weight="bold" officeooo:rsid="00088968" officeooo:paragraph-rsid="0008896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7d6df" officeooo:paragraph-rsid="0007d6d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officeooo:rsid="0007d6df" officeooo:paragraph-rsid="0007d6df" style:font-size-asian="14pt" style:font-size-complex="14pt"/>
    </style:style>
    <style:style style:name="P5" style:family="paragraph" style:parent-style-name="Standard">
      <style:text-properties officeooo:rsid="00088968" officeooo:paragraph-rsid="00088968"/>
    </style:style>
    <style:style style:name="P6" style:family="paragraph" style:parent-style-name="Standard">
      <style:text-properties fo:font-weight="normal" officeooo:rsid="00088968" officeooo:paragraph-rsid="00088968" style:font-weight-asian="normal" style:font-weight-complex="normal"/>
    </style:style>
    <style:style style:name="P7" style:family="paragraph" style:parent-style-name="Standard">
      <style:text-properties officeooo:rsid="000a6f42" officeooo:paragraph-rsid="000a6f42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f677c" officeooo:paragraph-rsid="000f677c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0e8c10" officeooo:paragraph-rsid="000e8c10"/>
    </style:style>
    <style:style style:name="P10" style:family="paragraph" style:parent-style-name="Standard">
      <style:text-properties officeooo:rsid="00088968" officeooo:paragraph-rsid="00088968"/>
    </style:style>
    <style:style style:name="P11" style:family="paragraph" style:parent-style-name="Standard">
      <style:text-properties officeooo:rsid="000f677c" officeooo:paragraph-rsid="000f677c"/>
    </style:style>
    <style:style style:name="T1" style:family="text">
      <style:text-properties officeooo:rsid="000a6f42"/>
    </style:style>
    <style:style style:name="T2" style:family="text">
      <style:text-properties officeooo:rsid="000b8772"/>
    </style:style>
    <style:style style:name="T3" style:family="text">
      <style:text-properties officeooo:rsid="000c29bf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c29bf"/>
    </style:style>
    <style:style style:name="T6" style:family="text">
      <style:text-properties style:text-underline-style="none" officeooo:rsid="000a6f42"/>
    </style:style>
    <style:style style:name="T7" style:family="text">
      <style:text-properties officeooo:rsid="000e8c1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ork completed on this application</text:p>
      <text:p text:style-name="P3"/>
      <text:p text:style-name="P4">Understanding How Sprint Orienteers Make Decisions</text:p>
      <text:p text:style-name="P4"/>
      <text:p text:style-name="P11"><text:span text:style-name="T8">5-Jan-2019<text:tab/></text:span><text:span text:style-name="T9">‘Can we’ demo added. <text:s/>Some work completed on introductory training for beginners.</text:span></text:p>
      <text:p text:style-name="P1"/>
      <text:p text:style-name="P9"/>
      <text:p text:style-name="P1"/>
      <text:p text:style-name="P5"><text:span text:style-name="T8">Inquiries</text:span></text:p>
      <text:p text:style-name="P6"><text:span text:style-name="T7">Please address your </text:span>questions <text:span text:style-name="T7">to</text:span> <text:span text:style-name="T1">Ian Davies</text:span> (+61 4 <text:span text:style-name="T1">0006</text:span> <text:span text:style-name="T1">0971</text:span>, email. <text:span text:style-name="T1">daviesi</text:span>@<text:span text:style-name="T1">student.unimelb</text:span>.edu.au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9:21:38.878692078</meta:creation-date>
    <dc:date>2019-01-05T09:14:15.048122141</dc:date>
    <meta:editing-duration>PT1H41M5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8" meta:character-count="286" meta:non-whitespace-character-count="252"/>
  </office:meta>
</office:document-meta>
</file>